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SimSun" svg:font-family="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background-color="transparent" style:font-size-asian="15pt" style:font-size-complex="15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officeooo:paragraph-rsid="00052adb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200%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200%" fo:text-indent="0in" style:auto-text-indent="false" fo:padding="0in" fo:border="none"/>
      <style:text-properties officeooo:paragraph-rsid="00052adb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200%" fo:text-indent="0in" style:auto-text-indent="false" fo:padding="0in" fo:border="none"/>
      <style:text-properties officeooo:paragraph-rsid="0005e08c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officeooo:paragraph-rsid="00052adb"/>
    </style:style>
    <style:style style:name="P8" style:family="paragraph" style:parent-style-name="Text_20_body">
      <style:paragraph-properties fo:margin-left="0.0209in" fo:margin-right="0.0209in" fo:margin-top="0in" fo:margin-bottom="0in" loext:contextual-spacing="false" fo:line-height="150%" fo:text-indent="0in" style:auto-text-indent="false" fo:padding="0in" fo:border="none"/>
    </style:style>
    <style:style style:name="P9" style:family="paragraph" style:parent-style-name="Preformatted_20_Text">
      <style:paragraph-properties fo:margin-left="0.0209in" fo:margin-right="0.0209in" fo:margin-top="0in" fo:margin-bottom="0in" loext:contextual-spacing="false" fo:line-height="150%" fo:text-indent="0in" style:auto-text-indent="false" fo:padding="0in" fo:border="none"/>
    </style:style>
    <style:style style:name="P10" style:family="paragraph" style:parent-style-name="Preformatted_20_Text">
      <style:text-properties fo:font-size="15pt" fo:background-color="transparent" style:font-size-asian="15pt" style:font-size-complex="15pt"/>
    </style:style>
    <style:style style:name="P11" style:family="paragraph" style:parent-style-name="Preformatted_20_Text">
      <style:text-properties fo:font-size="15pt" officeooo:paragraph-rsid="00052adb" fo:background-color="transparent" style:font-size-asian="15pt" style:font-size-complex="15pt"/>
    </style:style>
    <style:style style:name="P12" style:family="paragraph" style:parent-style-name="Preformatted_20_Text">
      <style:text-properties fo:font-size="15pt" officeooo:paragraph-rsid="0005e08c" fo:background-color="transparent" style:font-size-asian="15pt" style:font-size-complex="15pt"/>
    </style:style>
    <style:style style:name="P13" style:family="paragraph" style:parent-style-name="Standard">
      <style:text-properties fo:font-size="15pt" fo:background-color="#ffff66" style:font-size-asian="15pt" style:font-size-complex="15pt"/>
    </style:style>
    <style:style style:name="P14" style:family="paragraph" style:parent-style-name="Standard">
      <style:text-properties fo:font-size="15pt" style:font-size-asian="15pt" style:font-size-complex="15pt"/>
    </style:style>
    <style:style style:name="T1" style:family="text">
      <style:text-properties loext:padding="0in" loext:border="none"/>
    </style:style>
    <style:style style:name="T2" style:family="text">
      <style:text-properties fo:color="#4d4e53" style:font-name="Consolas" fo:font-size="9.75pt" fo:background-color="transparent" loext:char-shading-value="0" style:font-size-asian="15pt" style:font-size-complex="15pt" loext:padding="0in" loext:border="none"/>
    </style:style>
    <style:style style:name="T3" style:family="text">
      <style:text-properties fo:color="#4d4e53" style:font-name="Consolas" fo:font-size="16pt" style:font-size-asian="16pt" style:font-size-complex="16pt" loext:padding="0in" loext:border="none"/>
    </style:style>
    <style:style style:name="T4" style:family="text">
      <style:text-properties fo:color="#4d4e53" style:font-name="Consolas" fo:font-size="16pt" fo:background-color="transparent" loext:char-shading-value="0" style:font-size-asian="16pt" style:font-size-complex="16pt" loext:padding="0in" loext:border="none"/>
    </style:style>
    <style:style style:name="T5" style:family="text">
      <style:text-properties fo:color="#4d4e53" style:font-name="Consolas" fo:font-size="15pt" fo:background-color="transparent" loext:char-shading-value="0" style:font-size-asian="15pt" style:font-size-complex="15pt" loext:padding="0in" loext:border="none"/>
    </style:style>
    <style:style style:name="T6" style:family="text">
      <style:text-properties fo:font-size="18pt" fo:background-color="#ffff66" loext:char-shading-value="0" style:font-size-asian="18pt" style:font-size-complex="18pt"/>
    </style:style>
    <style:style style:name="T7" style:family="text">
      <style:text-properties fo:font-size="18pt" fo:background-color="#ffff66" loext:char-shading-value="0" style:font-size-asian="18pt" style:font-size-complex="18pt" loext:padding="0in" loext:border="none"/>
    </style:style>
    <style:style style:name="T8" style:family="text">
      <style:text-properties fo:font-size="10.5pt"/>
    </style:style>
    <style:style style:name="T9" style:family="text">
      <style:text-properties style:font-size-asian="10.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style:font-name-asian="SimSun" style:font-size-asian="15pt" style:font-size-complex="15pt"/>
    </style:style>
    <style:style style:name="T12" style:family="text">
      <style:text-properties fo:font-size="15pt" style:font-name-asian="SimSun" style:font-size-asian="9pt" style:font-size-complex="1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name-asian="SimSun" style:font-size-asian="9pt" style:font-size-complex="12pt"/>
    </style:style>
    <style:style style:name="T15" style:family="text">
      <style:text-properties style:font-name-asian="SimSun"/>
    </style:style>
    <style:style style:name="T16" style:family="text">
      <style:text-properties style:font-name-asian="SimSun" style:font-size-asian="9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0000" fo:font-size="15pt" style:text-underline-style="solid" style:text-underline-width="auto" style:text-underline-color="font-color" style:font-name-asian="SimSun" style:font-size-asian="9pt" style:font-size-complex="15pt"/>
    </style:style>
    <style:style style:name="T19" style:family="text">
      <style:text-properties style:font-name="SimSun" fo:font-size="9pt"/>
    </style:style>
    <style:style style:name="T20" style:family="text">
      <style:text-properties style:font-name="SimSun" fo:font-size="9pt" style:font-name-asian="SimSun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span text:style-name="T17">线程池基本原理</text:span></text:p>
      <text:p text:style-name="P1"> <text:span text:style-name="T13"> 在传统服务器结构中, 常是 有一个总的 监听线程监听有没有新的用户连接服务器, 每当有一个新的 用户进入, 服务器就开启一个新的线程用户处理这 个用户的数据包。这个线程只服务于这个用户 , 当 用户与服务器端关闭连接以后, 服务器端销毁这个线程。然而频繁地开辟与销毁线程极大地占用了系统的资源。而且在大量用户的情况下, 系统为了开辟和销毁线程将浪费大量的时间和资源。线程池提供了一个解决外部大量用户与服务器有限资源的矛盾, 线程池和传统的一个用户对应一 个线程的处理方法不同, 它的基本思想就是在程序 开始时就在内存中开辟一些线程, 线程的数目是 固定的,他们独自形成一个类, 屏蔽了对外的操作, 而服务器只需要将数据包交给线程池就可以了。当有新的客户请求到达时 , 不是新创建一个线程为其服务 , 而是从“池子”中选择一个空闲的线程为新的客户请求服务 ,服务完毕后 , 线程进入空闲线程池中。如果没有线程空闲 的 话, 就 将 数 据 包 暂 时 积 累 , 等 待 线 程 池 内 有 线 程空闲以后再进行处理。通过对多个任务重用已经存在的线程对象 , 降低了对线程对象创建和销毁的开销。当客户请求 时 , 线程对象 已 经 存 在 , 可 以 提 高 请 求 的响应时间 , 从而整体地提高了系统服务的表现。</text:span></text:p>
      <text:p text:style-name="Standard"><text:span text:style-name="T10">2.</text:span><text:span text:style-name="Strong_20_Emphasis"><text:span text:style-name="T11">适用场景</text:span></text:span></text:p>
      <text:p text:style-name="Text_20_body"><text:span text:style-name="Strong_20_Emphasis"><text:span text:style-name="T11">    </text:span></text:span><text:span text:style-name="Strong_20_Emphasis"><text:span text:style-name="T12">首先，必须明确一点，线程池不是万能的，它有其特定的使用场景。使用线程池是为了减小线程本身的开销对应用性能所产生的影响，但是其</text:span></text:span><text:span text:style-name="Strong_20_Emphasis"><text:span text:style-name="T18">前提是线程本身创建、销毁的开销和线程执行任务的开销相比是不可忽略的</text:span></text:span><text:span text:style-name="Strong_20_Emphasis"><text:span text:style-name="T12">。如果线程本身创建、销毁的开销对应用程序的性能可以忽略不计，那么使用</text:span></text:span><text:span text:style-name="Strong_20_Emphasis"><text:span text:style-name="T20">/</text:span></text:span><text:span text:style-name="Strong_20_Emphasis"><text:span text:style-name="T12">不使用线程池对程序的性能并不会有太大的影响。</text:span></text:span></text:p>
      <text:p text:style-name="Text_20_body">    <text:span text:style-name="T16">线程池通常适合以下几种场景：</text:span></text:p>
      <text:p text:style-name="Text_20_body">        ①<text:span text:style-name="T16">、单位时间内处理的任务频繁，且任务时间较短</text:span></text:p>
      <text:p text:style-name="Text_20_body">        ②<text:span text:style-name="T16">、对实时性要求较高。如果接收到任务之后再创建线程，可能无法满足实时性的要求，此时必须使用线程池。</text:span></text:p>
      <text:p text:style-name="Text_20_body">        ③<text:span text:style-name="T16">、必须经常面对高突发性事件。比如</text:span><text:span text:style-name="T19">Web</text:span><text:span text:style-name="T16">服务器。如果有足球转播，则服务器将产生巨大冲击，此时使用传统方法，则必须不停的大量创建、销毁线程。此时采用动态线程池可以避免这种情况的发生。</text:span></text:p>
      <text:p text:style-name="Standard"><text:span text:style-name="Strong_20_Emphasis"><text:span text:style-name="T11"/></text:span></text:p>
      <text:p text:style-name="P1">3.<text:span text:style-name="T17">虚假唤醒</text:span></text:p>
      <text:p text:style-name="P1">在多核处理器系统上pthread_cond_signal有时可能会唤醒多个正在pthread_cond_wait()的线程。</text:p>
      <text:p text:style-name="P1">查阅<text:a xlink:type="simple" xlink:href="http://pubs.opengroup.org/onlinepubs/009695399/toc.htm" text:style-name="Internet_20_link" text:visited-style-name="Visited_20_Internet_20_Link"><text:span text:style-name="T1">IEEE Std 1003.1, 2004</text:span></text:a>中关于pthread_cond_signal虚假唤醒(spurious wakeup)的解释如下：</text:p>
      <text:p text:style-name="P1"><text:span text:style-name="T6">On a multi-processor, it may be impossible for an implementation of pthread</text:span><text:span text:style-name="Emphasis"><text:span text:style-name="T7">cond</text:span></text:span><text:span text:style-name="T6">signal() to avoid the unblocking of more than one thread blocked on a condition variable.</text:span></text:p>
      <text:p text:style-name="P13"/>
      <text:p text:style-name="P2">根据这个解释，在多处理器系统上，pthread_cond_signal是很有可能唤醒多个pthread_cond_wait()的线程。也就意味着当 一个线程中，pthread_cond_wait()返回的时候，不一定代表条件已经满足了，需要在程序<text:soft-page-break/>中做额外的判断来检测是否真的已经满足条件了：</text:p>
      <text:p text:style-name="P10"><text:span text:style-name="Source_20_Text"><text:span text:style-name="T3">pthread_mutex_lock(&amp;lock);</text:span></text:span></text:p>
      <text:p text:style-name="P10"><text:span text:style-name="Source_20_Text"><text:span text:style-name="T3">while(condition_is_false)</text:span></text:span></text:p>
      <text:p text:style-name="P11"><text:span text:style-name="Source_20_Text"><text:span text:style-name="T3">{</text:span></text:span></text:p>
      <text:p text:style-name="P11"><text:span text:style-name="Source_20_Text"><text:span text:style-name="T3"><text:tab/>pthread_cond_wait(&amp;cond, &amp;lock);</text:span></text:span></text:p>
      <text:p text:style-name="P11"><text:span text:style-name="Source_20_Text"><text:span text:style-name="T3">}</text:span></text:span></text:p>
      <text:p text:style-name="P5"><text:span text:style-name="Source_20_Text"><text:span text:style-name="T3">pthread_mutex_unlock(&amp;lock);</text:span></text:span></text:p>
      <text:p text:style-name="P7"><text:span text:style-name="Source_20_Text"><text:span text:style-name="T5">事实上，</text:span></text:span><text:a xlink:type="simple" xlink:href="http://pubs.opengroup.org/onlinepubs/009695399/toc.htm" text:style-name="Internet_20_link" text:visited-style-name="Visited_20_Internet_20_Link"><text:span text:style-name="Source_20_Text">IEEE Std 1003.1, 2004</text:span></text:a><text:span text:style-name="Source_20_Text"><text:span text:style-name="T5">中有提到，虚假唤醒(spurious wakeup)是被允许的，而且鼓励程序开发者在pthread_cond_wait()返回的时候对条件进行重新检查，只有在条件满足的情况下才继续往下执行，否则就需要继续等待了。</text:span></text:span></text:p>
      <text:p text:style-name="P7"><text:span text:style-name="Source_20_Text"><text:span text:style-name="T5"/></text:span></text:p>
      <text:p text:style-name="P7"><text:span text:style-name="Source_20_Text"><text:span text:style-name="T5">4.消息遗漏</text:span></text:span></text:p>
      <text:p text:style-name="P3"><text:span text:style-name="Source_20_Text"><text:span text:style-name="T5">根据</text:span></text:span><text:a xlink:type="simple" xlink:href="http://linux.die.net/man/3/pthread_cond_wait" text:style-name="Internet_20_link" text:visited-style-name="Visited_20_Internet_20_Link"><text:span text:style-name="Source_20_Text">pthread_cond_wait</text:span></text:a><text:span text:style-name="Source_20_Text"><text:span text:style-name="T5">的 定义，需要在pthread_cond_wait调用前后必须进行加锁和解锁操作。原因是因为如果在一个线程调用pthread_cond_wait的过程中但未进入block状态，此时有线程调用了pthread_cond_signal或者pthread_cond_broadcast，那么此次消息 将被遗漏掉，因为没有任何线程在pthread_cond_wait的block状态。在pthread_cond_wait的实现内部，首先会解锁，然后进入block状态，解锁和进入block必须合并成一个原子操作，这样就保证了在pthread_cond_wait之后调用的 pthread_cond_signal不会被以后掉。</text:span></text:span></text:p>
      <text:p text:style-name="P3"><text:span text:style-name="Source_20_Text"><text:span text:style-name="T5"/></text:span></text:p>
      <text:p text:style-name="P8"><text:span text:style-name="Source_20_Text"><text:span text:style-name="T5"><text:tab/>但是对于多线程来说，pthread_cond_wait不能保证一定在pthread_cond_signal之后执行，也就意味着，当 pthread_cond_wait进入block之后，已经错过了pthread_cond_signal。因为已经错过了 pthread_cond_signal，很有可能会导致该线程永远block下去。通常这类问题的解决办法是设置</text:span></text:span><text:soft-page-break/><text:span text:style-name="Source_20_Text"><text:span text:style-name="T5">一个 pthread_cond_signal或者pthread_cond_broadcast的计数器count，在调用 pthread_cond_wait之前先对这个count进行判断，如果count != 0 则说明已经错过了消息，可以不用等待，直接往下执行即可：</text:span></text:span></text:p>
      <text:p text:style-name="P8"><text:span text:style-name="Source_20_Text"><text:span text:style-name="T5">if (!count)</text:span></text:span></text:p>
      <text:p text:style-name="P8"><text:span text:style-name="Source_20_Text"><text:span text:style-name="T5">{</text:span></text:span></text:p>
      <text:p text:style-name="P12"><text:span text:style-name="Source_20_Text"><text:span text:style-name="T3"><text:tab/>pthread_mutex_lock(&amp;lock);</text:span></text:span></text:p>
      <text:p text:style-name="P12"><text:span text:style-name="Source_20_Text"><text:span text:style-name="T3"><text:tab/>while(condition_is_false)</text:span></text:span></text:p>
      <text:p text:style-name="P12"><text:span text:style-name="Source_20_Text"><text:span text:style-name="T3"><text:tab/>{</text:span></text:span></text:p>
      <text:p text:style-name="P12"><text:span text:style-name="Source_20_Text"><text:span text:style-name="T3"><text:tab/><text:tab/>pthread_cond_wait(&amp;cond, &amp;lock);</text:span></text:span></text:p>
      <text:p text:style-name="P12"><text:span text:style-name="Source_20_Text"><text:span text:style-name="T3"><text:tab/>}</text:span></text:span></text:p>
      <text:p text:style-name="P6"><text:span text:style-name="Source_20_Text"><text:span text:style-name="T4"><text:tab/>pthread_mutex_unlock(&amp;lock);</text:span></text:span></text:p>
      <text:p text:style-name="P6"><text:span text:style-name="Source_20_Text"><text:span text:style-name="T4">}</text:span></text:span></text:p>
      <text:p text:style-name="P9"><text:span text:style-name="Source_20_Text"><text:span text:style-name="T2"/></text:span></text:p>
      <text:p text:style-name="P8"><text:span text:style-name="Source_20_Text"><text:span text:style-name="T5"/></text:span></text:p>
      <text:p text:style-name="P7"><text:span text:style-name="Source_20_Text"><text:span text:style-name="T5"/></text:span></text:p>
      <text:p text:style-name="P4"><text:span text:style-name="Source_20_Text"><text:span text:style-name="T5"><text:s/></text:span></text:span></text:p>
      <text:p text:style-name="P2"/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SimSun" svg:font-family="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4:25:17.977017198</meta:creation-date>
    <meta:generator>LibreOffice/5.0.6.2$Linux_X86_64 LibreOffice_project/00$Build-2</meta:generator>
    <dc:date>2017-03-03T15:18:49.168044074</dc:date>
    <meta:editing-duration>PT28M5S</meta:editing-duration>
    <meta:editing-cycles>3</meta:editing-cycles>
    <meta:document-statistic meta:table-count="0" meta:image-count="0" meta:object-count="0" meta:page-count="3" meta:paragraph-count="33" meta:word-count="1400" meta:character-count="2412" meta:non-whitespace-character-count="2254"/>
  </office:meta>
</office:document-meta>
</file>